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</office:font-face-decls>
  <office:automatic-styles>
    <style:style style:name="TBL_0_0" style:master-page-name="master_0" style:family="table">
      <style:table-properties table:align="left" style:width="8.26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1.62in"/>
    </style:style>
    <style:style style:name="TBL_0_0_col_2" style:family="table-column">
      <style:table-column-properties style:column-width="0.5in"/>
    </style:style>
    <style:style style:name="TBL_0_0_col_3" style:family="table-column">
      <style:table-column-properties style:column-width="0.61in"/>
    </style:style>
    <style:style style:name="TBL_0_0_col_4" style:family="table-column">
      <style:table-column-properties style:column-width="0.91in"/>
    </style:style>
    <style:style style:name="TBL_0_0_col_5" style:family="table-column">
      <style:table-column-properties style:column-width="0.15in"/>
    </style:style>
    <style:style style:name="TBL_0_0_col_6" style:family="table-column">
      <style:table-column-properties style:column-width="1.19in"/>
    </style:style>
    <style:style style:name="TBL_0_0_col_7" style:family="table-column">
      <style:table-column-properties style:column-width="1.01in"/>
    </style:style>
    <style:style style:name="TBL_0_0_col_8" style:family="table-column">
      <style:table-column-properties style:column-width="1.11in"/>
    </style:style>
    <style:style style:name="TBL_0_0_col_9" style:family="table-column">
      <style:table-column-properties style:column-width="0.55in"/>
    </style:style>
    <style:style style:name="TBL_0_0_col_10" style:family="table-column">
      <style:table-column-properties style:column-width="0.02in"/>
    </style:style>
    <style:style style:name="TBL_0_0_col_11" style:family="table-column">
      <style:table-column-properties style:column-width="0.27in"/>
    </style:style>
    <style:style style:name="TBL_0_0_row_0" style:family="table-row">
      <style:table-row-properties style:use-optimal-row-height="false" style:row-height="0.45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45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0" style:family="text">
      <style:text-properties style:font-name="Arial" fo:font-size="26.0pt" style:font-size-asian="26.0pt" style:font-size-complex="26.0pt" fo:font-weight="bold">
</style:text-properties>
    </style:style>
    <style:style style:name="TBL_0_0_row_2" style:family="table-row">
      <style:table-row-properties style:use-optimal-row-height="false" style:row-height="0.3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1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1" style:family="text">
      <style:text-properties fo:color="#666666" style:font-name="Arial" fo:font-size="18.0pt" style:font-size-asian="18.0pt" style:font-size-complex="18.0pt">
</style:text-properties>
    </style:style>
    <style:style style:name="TBL_0_0_row_3" style:family="table-row">
      <style:table-row-properties style:use-optimal-row-height="false" style:row-height="0.29in"/>
    </style:style>
    <style:style style:name="TBL_0_0_row_4" style:family="table-row">
      <style:table-row-properties style:use-optimal-row-height="false" style:row-height="0.2in"/>
    </style:style>
    <style:style style:name="T2" style:family="text">
      <style:text-properties fo:color="#666666" style:font-name="Arial" fo:font-size="12.0pt" style:font-size-asian="12.0pt" style:font-size-complex="12.0pt" fo:font-weight="bold">
</style:text-properties>
    </style:style>
    <style:style style:name="TBL_0_0_row_5" style:family="table-row">
      <style:table-row-properties style:use-optimal-row-height="false" style:row-height="0.01in"/>
    </style:style>
    <style:style style:name="TBL_0_0_row_6" style:family="table-row">
      <style:table-row-properties style:use-optimal-row-height="false" style:row-height="0.01in"/>
    </style:style>
    <style:style style:name="G0" style:family="graphic" style:parent-style-name="Graphics">
      <style:graphic-properties draw:fill-color="#FFFFFF" style:horizontal-pos="left" style:horizontal-rel="paragraph" style:vertical-pos="top" style:vertical-rel="paragraph" svg:stroke-color="#999999" draw:stroke="solid" draw:stroke-dash="Dashed" svg:stroke-width="0.006944444444444444in"/>
    </style:style>
    <style:style style:name="TBL_0_0_row_7" style:family="table-row">
      <style:table-row-properties style:use-optimal-row-height="false" style:row-height="0.01in"/>
    </style:style>
    <style:style style:name="C3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T3" style:family="text">
      <style:text-properties style:font-name="Arial" fo:font-size="12.0pt" style:font-size-asian="12.0pt" style:font-size-complex="12.0pt">
</style:text-properties>
    </style:style>
    <style:style style:name="TBL_0_0_row_8" style:family="table-row">
      <style:table-row-properties style:use-optimal-row-height="false" style:row-height="0.19in"/>
    </style:style>
    <style:style style:name="TBL_0_0_row_9" style:family="table-row">
      <style:table-row-properties style:use-optimal-row-height="false" style:row-height="0.01in"/>
    </style:style>
    <style:style style:name="TBL_0_0_row_10" style:family="table-row">
      <style:table-row-properties style:use-optimal-row-height="false" style:row-height="0.44in"/>
    </style:style>
    <style:style style:name="TBL_0_0_row_11" style:family="table-row">
      <style:table-row-properties style:use-optimal-row-height="false" style:row-height="0.15in"/>
    </style:style>
    <style:style style:name="TBL_0_0_row_12" style:family="table-row">
      <style:table-row-properties style:use-optimal-row-height="false" style:row-height="0.01in"/>
    </style:style>
    <style:style style:name="TBL_0_0_row_13" style:family="table-row">
      <style:table-row-properties style:use-optimal-row-height="false" style:row-height="0.19in"/>
    </style:style>
    <style:style style:name="TBL_0_0_row_14" style:family="table-row">
      <style:table-row-properties style:use-optimal-row-height="false" style:row-height="0.01in"/>
    </style:style>
    <style:style style:name="TBL_0_0_row_15" style:family="table-row">
      <style:table-row-properties style:use-optimal-row-height="false" style:row-height="0.44in"/>
    </style:style>
    <style:style style:name="TBL_0_0_row_16" style:family="table-row">
      <style:table-row-properties style:use-optimal-row-height="false" style:row-height="0.15in"/>
    </style:style>
    <style:style style:name="TBL_0_0_row_17" style:family="table-row">
      <style:table-row-properties style:use-optimal-row-height="false" style:row-height="0.01in"/>
    </style:style>
    <style:style style:name="TBL_0_0_row_18" style:family="table-row">
      <style:table-row-properties style:use-optimal-row-height="false" style:row-height="0.19in"/>
    </style:style>
    <style:style style:name="TBL_0_0_row_19" style:family="table-row">
      <style:table-row-properties style:use-optimal-row-height="false" style:row-height="0.01in"/>
    </style:style>
    <style:style style:name="TBL_0_0_row_20" style:family="table-row">
      <style:table-row-properties style:use-optimal-row-height="false" style:row-height="0.44in"/>
    </style:style>
    <style:style style:name="TBL_0_0_row_21" style:family="table-row">
      <style:table-row-properties style:use-optimal-row-height="false" style:row-height="6.5in"/>
    </style:style>
    <style:style style:name="TBL_0_0_row_22" style:family="table-row">
      <style:table-row-properties style:use-optimal-row-height="false" style:row-height="0.01in"/>
    </style:style>
    <style:style style:name="G1" style:family="graphic" style:parent-style-name="Graphics">
      <style:graphic-properties draw:fill-color="#FFFFFF" style:horizontal-pos="left" style:horizontal-rel="paragraph" style:vertical-pos="top" style:vertical-rel="paragraph" svg:stroke-color="#999999" draw:stroke="solid" draw:stroke-dash="Dashed" svg:stroke-width="0.006944444444444444in"/>
    </style:style>
    <style:style style:name="TBL_0_0_row_23" style:family="table-row">
      <style:table-row-properties style:use-optimal-row-height="false" style:row-height="0.56in"/>
    </style:style>
    <style:style style:name="TBL_0_0_row_24" style:family="table-row">
      <style:table-row-properties style:use-optimal-row-height="false" style:row-height="0.27in"/>
    </style:style>
    <style:style style:name="T4" style:family="text">
      <style:text-properties fo:color="#666666" style:font-name="Arial" fo:font-size="10.0pt" style:font-size-asian="10.0pt" style:font-size-complex="10.0pt">
</style:text-properties>
    </style:style>
    <style:style style:name="C4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P2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column table:style-name="TBL_0_0_col_11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1" table:number-columns-spanned="4">
            <text:p text:style-name="P0"><text:bookmark text:name="JR_PAGE_ANCHOR_0_1"/>
<text:span text:style-name="T0">Keluhan dan Saran</text:span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">
          <table:table-cell table:style-name="C0"/>
          <table:table-cell table:style-name="C0"/>
          <table:table-cell table:style-name="C2" table:number-columns-spanned="4">
            <text:p text:style-name="P1"><text:span text:style-name="T1">SIRNAGALIH</text:span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">
          <table:table-cell table:style-name="C0"/>
          <table:table-cell table:style-name="C2" table:number-columns-spanned="2">
            <text:p text:style-name="P1"><text:span text:style-name="T2">Jabatan</text:span></text:p>
          </table:table-cell>
          <table:covered-table-cell/>
          <table:table-cell table:style-name="C2" table:number-columns-spanned="4">
            <text:p text:style-name="P1"><text:span text:style-name="T2">Keluhan</text:span></text:p>
          </table:table-cell>
          <table:covered-table-cell/>
          <table:covered-table-cell/>
          <table:covered-table-cell/>
          <table:table-cell table:style-name="C2" table:number-columns-spanned="4">
            <text:p text:style-name="P1"><text:span text:style-name="T2">Sara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BL_0_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">
          <table:table-cell table:style-name="C0"/>
          <table:table-cell table:number-columns-spanned="10">
            <text:p><draw:line text:anchor-type="paragraph" draw:style-name="G0" svg:x1="0.0in" svg:y1="0.0in" svg:x2="7.69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7">
          <table:table-cell table:style-name="C0"/>
          <table:table-cell table:style-name="C3" table:number-columns-spanned="2" table:number-rows-spanned="4">
            <text:p text:style-name="P1"><text:span text:style-name="T3">Ketua RT</text:span></text:p>
          </table:table-cell>
          <table:covered-table-cell/>
          <table:table-cell table:style-name="C3" table:number-columns-spanned="4" table:number-rows-spanned="4">
            <text:p text:style-name="P1"><text:span text:style-name="T3">Tidak Tegas dalam menghadapi masalah</text:span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8"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table-cell table:style-name="C3" table:number-columns-spanned="4" table:number-rows-spanned="3">
            <text:p text:style-name="P1"><text:span text:style-name="T3">Harus bisa lebih mengambil alih masalah, dan selalu memberikan solusi terbaik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BL_0_0_row_9"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10"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1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2">
          <table:table-cell table:style-name="C0"/>
          <table:table-cell table:style-name="C3" table:number-columns-spanned="2" table:number-rows-spanned="4">
            <text:p text:style-name="P1"><text:span text:style-name="T3">Ketua RT</text:span></text:p>
          </table:table-cell>
          <table:covered-table-cell/>
          <table:table-cell table:style-name="C3" table:number-columns-spanned="4" table:number-rows-spanned="4">
            <text:p text:style-name="P1"><text:span text:style-name="T3">Tidak Tegas dalam menghadapi masalah</text:span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3"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table-cell table:style-name="C3" table:number-columns-spanned="4" table:number-rows-spanned="3">
            <text:p text:style-name="P1"><text:span text:style-name="T3">Harus bisa lebih mengambil alih masalah, dan selalu memberikan solusi terbaik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BL_0_0_row_14"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15"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1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7">
          <table:table-cell table:style-name="C0"/>
          <table:table-cell table:style-name="C3" table:number-columns-spanned="2" table:number-rows-spanned="4">
            <text:p text:style-name="P1"><text:span text:style-name="T3">Bendahara RT</text:span></text:p>
          </table:table-cell>
          <table:covered-table-cell/>
          <table:table-cell table:style-name="C3" table:number-columns-spanned="4" table:number-rows-spanned="4">
            <text:p text:style-name="P1"><text:span text:style-name="T3">Keuangan Tidak Jelas</text:span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8"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table-cell table:style-name="C3" table:number-columns-spanned="4" table:number-rows-spanned="3">
            <text:p text:style-name="P1"><text:span text:style-name="T3">Harus Lebih mengandalkan teknologi yang sudah disediakan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BL_0_0_row_19"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20"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2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2">
          <table:table-cell table:style-name="C0"/>
          <table:table-cell table:number-columns-spanned="10">
            <text:p><draw:line text:anchor-type="paragraph" draw:style-name="G1" svg:x1="0.0in" svg:y1="0.0in" svg:x2="7.69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2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4">
          <table:table-cell table:style-name="C0"/>
          <table:table-cell table:style-name="C2" table:number-columns-spanned="3">
            <text:p text:style-name="P1"><text:span text:style-name="T4">Tuesday 06 July 2021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4">
            <text:p text:style-name="P2"><text:span text:style-name="T4">Page 1 of</text:span></text:p>
          </table:table-cell>
          <table:table-cell table:style-name="C2">
            <text:p text:style-name="P1"><text:span text:style-name="T4"> 1</text:span></text:p>
          </table:table-cell>
          <table:table-cell table:style-name="C0"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